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ActionMapping.getDefaultForwa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ActionMapping.isLoginRequi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ActionMapping.getRo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ActionMapping.getRo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findException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LocalPathsRelativeT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UnqualifiedActi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isReadonl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ActionMapping.setInheritLocalPaths( boolean inheritLocal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isSimple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isOverloa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isPreventDoubleSub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setDelegateModulePath( String delegateModu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Inpu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findForward( String forwar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ActionMapping.ge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UnqualifiedAction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findExceptionConfig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free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ConditionalForward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findForwardConfi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setLoginRequired( boolean login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ActionMapping.ini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ActionMapping.findException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FormBeanMessageResources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findForward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findFor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apping.getMultipar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